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m_10_loop_100000" table:style-name="ta1">
        <table:shapes>
          <draw:frame draw:z-index="0" draw:style-name="gr1" draw:text-style-name="P1" svg:width="159.99mm" svg:height="89.99mm" svg:x="21.59mm" svg:y="1mm">
            <draw:object draw:notify-on-update-of-ranges="data_m_10_loop_100000.A1:data_m_10_loop_100000.A10 data_m_10_loop_100000.B1:data_m_10_loop_10000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698" calcext:value-type="float">
            <text:p>86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535" calcext:value-type="float">
            <text:p>195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6084" calcext:value-type="float">
            <text:p>2608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803" calcext:value-type="float">
            <text:p>228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619" calcext:value-type="float">
            <text:p>136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2:22:19.062092970</dc:date>
    <meta:editing-duration>PT3M26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4cm" svg:y="4.148cm" style:legend-expansion="high" chart:style-name="ch2"/>
        <chart:plot-area chart:style-name="ch3" table:cell-range-address="data_m_10_loop_100000.A1:data_m_10_loop_100000.B10" chart:data-source-has-labels="column" svg:x="0.32cm" svg:y="0.18cm" svg:width="13.844cm" svg:height="8.64cm">
          <chartooo:coordinate-region svg:x="1.497cm" svg:y="0.379cm" svg:width="12.667cm" svg:height="7.794cm"/>
          <chart:axis chart:dimension="x" chart:name="primary-x" chart:style-name="ch4" chartooo:axis-type="auto">
            <chartooo:date-scale/>
            <chart:categories table:cell-range-address="data_m_10_loop_100000.A1:data_m_10_loop_100000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_m_10_loop_100000.B1:data_m_10_loop_100000.B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m_10_loop_100000.A1:data_m_10_loop_100000.A10</svg:desc>
                </draw:g>
              </table:table-cell>
              <table:table-cell office:value-type="float" office:value="1668">
                <text:p>1668</text:p>
                <draw:g>
                  <svg:desc>data_m_10_loop_100000.B1:data_m_10_loop_100000.B1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698">
                <text:p>869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9535">
                <text:p>195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6084">
                <text:p>2608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2803">
                <text:p>2280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619">
                <text:p>1361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